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854c" officeooo:paragraph-rsid="00164a7a"/>
    </style:style>
    <style:style style:name="P3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4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5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3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14" style:family="paragraph" style:parent-style-name="Standard">
      <style:text-properties officeooo:paragraph-rsid="0018b73f"/>
    </style:style>
    <style:style style:name="P15" style:family="paragraph" style:parent-style-name="Standard">
      <style:text-properties officeooo:rsid="001c930e" officeooo:paragraph-rsid="001c930e"/>
    </style:style>
    <style:style style:name="P16" style:family="paragraph" style:parent-style-name="Standard">
      <style:text-properties officeooo:paragraph-rsid="001ab03d"/>
    </style:style>
    <style:style style:name="P17" style:family="paragraph" style:parent-style-name="Standard">
      <style:text-properties officeooo:paragraph-rsid="00221c6b"/>
    </style:style>
    <style:style style:name="P18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9" style:family="paragraph" style:parent-style-name="Standard">
      <style:text-properties officeooo:rsid="00164a7a" officeooo:paragraph-rsid="00164a7a"/>
    </style:style>
    <style:style style:name="P20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fce8" style:font-weight-asian="bold" style:font-weight-complex="bold"/>
    </style:style>
    <style:style style:name="T11" style:family="text">
      <style:text-properties officeooo:rsid="0024fce8"/>
    </style:style>
    <style:style style:name="T12" style:family="text">
      <style:text-properties officeooo:rsid="0025d1b8"/>
    </style:style>
    <style:style style:name="T13" style:family="text">
      <style:text-properties officeooo:rsid="0026ef73"/>
    </style:style>
    <style:style style:name="T14" style:family="text">
      <style:text-properties officeooo:rsid="0027f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_v2</text:p>
      <text:p text:style-name="P1">les classes</text:p>
      <text:p text:style-name="P1"/>
      <text:p text:style-name="P18">fonts</text:p>
      <text:p text:style-name="P13">avara_ital</text:p>
      <text:p text:style-name="P13">avara_base</text:p>
      <text:p text:style-name="P13"/>
      <text:p text:style-name="P14"><text:span text:style-name="T9">a.</text:span><text:span text:style-name="T10">basictext</text:span></text:p>
      <text:p text:style-name="P19">le texte basique</text:p>
      <text:p text:style-name="P2">avara, blanc, sans underline, 15px</text:p>
      <text:p text:style-name="P3">index → texte introductif</text:p>
      <text:p text:style-name="P3"/>
      <text:p text:style-name="P12">a.<text:span text:style-name="T11">basictext_</text:span><text:span text:style-name="T12">link</text:span></text:p>
      <text:p text:style-name="P15">liste des projets</text:p>
      <text:p text:style-name="P16"><text:span text:style-name="T1">avara, blanc, </text:span><text:span text:style-name="T2">underline on hover</text:span><text:span text:style-name="T1">, 15px</text:span></text:p>
      <text:p text:style-name="P4">portfolio → liste des projets</text:p>
      <text:p text:style-name="P3"/>
      <text:p text:style-name="P7">a.<text:span text:style-name="T13">pink</text:span>links</text:p>
      <text:p text:style-name="P9">les titres roses <text:span text:style-name="T3">cliquables</text:span></text:p>
      <text:p text:style-name="P9">avara italique, rose, underline on hover, 30px</text:p>
      <text:p text:style-name="P5">index →4 catégories</text:p>
      <text:p text:style-name="P5"/>
      <text:p text:style-name="P17"><text:span text:style-name="T4">a</text:span><text:span text:style-name="T5">.</text:span><text:span text:style-name="T6">pinktitles</text:span></text:p>
      <text:p text:style-name="P17"><text:span text:style-name="T7">les </text:span><text:span text:style-name="T8">dates en</text:span><text:span text:style-name="T7"> roses non-cliquables</text:span></text:p>
      <text:p text:style-name="P10">avara italique, rose, 30px</text:p>
      <text:p text:style-name="P6">portfolio → indication des dates</text:p>
      <text:p text:style-name="P6"/>
      <text:p text:style-name="P8">a.back</text:p>
      <text:p text:style-name="P11">pour le bouton retour</text:p>
      <text:p text:style-name="P11">avara_base, 15px, rose, hover underline</text:p>
      <text:p text:style-name="P11"/>
      <text:p text:style-name="P11"/>
      <text:p text:style-name="P21">div 3d_head</text:p>
      <text:p text:style-name="P21"/>
      <text:p text:style-name="P21">div menu_index</text:p>
      <text:p text:style-name="P21"/>
      <text:p text:style-name="P22">div resume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0-10-07T10:19:28.283000000</dc:date>
    <meta:editing-duration>PT23M22S</meta:editing-duration>
    <meta:editing-cycles>2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7" meta:word-count="80" meta:character-count="539" meta:non-whitespace-character-count="486"/>
  </office:meta>
</office:document-meta>
</file>